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 manifest:full-path="ObjectReplacements/"/>
  <manifest:file-entry manifest:media-type="text/xml" manifest:full-path="styles.xml"/>
  <manifest:file-entry manifest:media-type="text/xml" manifest:full-path="Object 1/content.xml"/>
  <manifest:file-entry manifest:media-type="application/x-openoffice-gdimetafile;windows_formatname=&quot;GDIMetaFile&quot;" manifest:full-path="Object 1/ObjectReplacements/Object 1"/>
  <manifest:file-entry manifest:media-type="" manifest:full-path="Object 1/ObjectReplacements/"/>
  <manifest:file-entry manifest:media-type="text/xml" manifest:full-path="Object 1/styles.xml"/>
  <manifest:file-entry manifest:media-type="text/xml" manifest:full-path="Object 1/Object 1/content.xml"/>
  <manifest:file-entry manifest:media-type="" manifest:full-path="Object 1/Object 1/Configurations2/accelerator/current.xml"/>
  <manifest:file-entry manifest:media-type="" manifest:full-path="Object 1/Object 1/Configurations2/accelerator/"/>
  <manifest:file-entry manifest:media-type="" manifest:full-path="Object 1/Object 1/Configurations2/progressbar/"/>
  <manifest:file-entry manifest:media-type="" manifest:full-path="Object 1/Object 1/Configurations2/floater/"/>
  <manifest:file-entry manifest:media-type="" manifest:full-path="Object 1/Object 1/Configurations2/popupmenu/"/>
  <manifest:file-entry manifest:media-type="" manifest:full-path="Object 1/Object 1/Configurations2/toolpanel/"/>
  <manifest:file-entry manifest:media-type="" manifest:full-path="Object 1/Object 1/Configurations2/menubar/"/>
  <manifest:file-entry manifest:media-type="" manifest:full-path="Object 1/Object 1/Configurations2/toolbar/"/>
  <manifest:file-entry manifest:media-type="" manifest:full-path="Object 1/Object 1/Configurations2/images/Bitmaps/"/>
  <manifest:file-entry manifest:media-type="" manifest:full-path="Object 1/Object 1/Configurations2/images/"/>
  <manifest:file-entry manifest:media-type="" manifest:full-path="Object 1/Object 1/Configurations2/statusbar/"/>
  <manifest:file-entry manifest:media-type="application/vnd.sun.xml.ui.configuration" manifest:full-path="Object 1/Object 1/Configurations2/"/>
  <manifest:file-entry manifest:media-type="text/xml" manifest:full-path="Object 1/Object 1/settings.xml"/>
  <manifest:file-entry manifest:media-type="application/vnd.oasis.opendocument.formula" manifest:version="1.2" manifest:full-path="Object 1/Object 1/"/>
  <manifest:file-entry manifest:media-type="" manifest:full-path="Object 1/Configurations2/accelerator/current.xml"/>
  <manifest:file-entry manifest:media-type="" manifest:full-path="Object 1/Configurations2/accelerator/"/>
  <manifest:file-entry manifest:media-type="" manifest:full-path="Object 1/Configurations2/progressbar/"/>
  <manifest:file-entry manifest:media-type="" manifest:full-path="Object 1/Configurations2/floater/"/>
  <manifest:file-entry manifest:media-type="" manifest:full-path="Object 1/Configurations2/popupmenu/"/>
  <manifest:file-entry manifest:media-type="" manifest:full-path="Object 1/Configurations2/toolpanel/"/>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 manifest:full-path="Object 1/Configurations2/statusbar/"/>
  <manifest:file-entry manifest:media-type="application/vnd.sun.xml.ui.configuration" manifest:full-path="Object 1/Configurations2/"/>
  <manifest:file-entry manifest:media-type="text/xml" manifest:full-path="Object 1/settings.xml"/>
  <manifest:file-entry manifest:media-type="application/vnd.oasis.opendocument.graphics" manifest:version="1.2" manifest:full-path="Object 1/"/>
  <manifest:file-entry manifest:media-type="text/xml" manifest:full-path="Object 2/content.xml"/>
  <manifest:file-entry manifest:media-type="text/xml" manifest:full-path="Object 2/styles.xml"/>
  <manifest:file-entry manifest:media-type="" manifest:full-path="Object 2/Configurations2/accelerator/current.xml"/>
  <manifest:file-entry manifest:media-type="" manifest:full-path="Object 2/Configurations2/accelerator/"/>
  <manifest:file-entry manifest:media-type="" manifest:full-path="Object 2/Configurations2/progressbar/"/>
  <manifest:file-entry manifest:media-type="" manifest:full-path="Object 2/Configurations2/floater/"/>
  <manifest:file-entry manifest:media-type="" manifest:full-path="Object 2/Configurations2/popupmenu/"/>
  <manifest:file-entry manifest:media-type="" manifest:full-path="Object 2/Configurations2/toolpanel/"/>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 manifest:full-path="Object 2/Configurations2/statusbar/"/>
  <manifest:file-entry manifest:media-type="application/vnd.sun.xml.ui.configuration" manifest:full-path="Object 2/Configurations2/"/>
  <manifest:file-entry manifest:media-type="text/xml" manifest:full-path="Object 2/settings.xml"/>
  <manifest:file-entry manifest:media-type="application/vnd.oasis.opendocument.graphics" manifest:version="1.2" manifest:full-path="Object 2/"/>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Lucida Sans1" svg:font-family="'Lucida Sans'"/>
    <style:font-face style:name="OpenSymbol" svg:font-family="OpenSymbol"/>
    <style:font-face style:name="Courier New" svg:font-family="'Courier New'" style:font-adornments="Normal" style:font-family-generic="modern" style:font-pitch="fixed"/>
    <style:font-face style:name="DejaVu Sans Condensed1" svg:font-family="'DejaVu Sans Condensed'"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Condensed" svg:font-family="'DejaVu Sans Condensed'" style:font-family-generic="system" style:font-pitch="variable"/>
    <style:font-face style:name="Lucida Sans" svg:font-family="'Lucida Sans'" style:font-family-generic="system" style:font-pitch="variable"/>
  </office:font-face-decls>
  <office:automatic-styles>
    <style:style style:name="P1" style:family="paragraph" style:parent-style-name="Text_20_body">
      <style:paragraph-properties fo:text-align="start" style:justify-single-word="false"/>
    </style:style>
    <style:style style:name="P2" style:family="paragraph" style:parent-style-name="Contents_20_3">
      <style:paragraph-properties>
        <style:tab-stops>
          <style:tab-stop style:position="18.002cm" style:type="right" style:leader-style="dotted" style:leader-text="."/>
        </style:tab-stops>
      </style:paragraph-properties>
    </style:style>
    <style:style style:name="P3" style:family="paragraph" style:parent-style-name="Contents_20_1">
      <style:paragraph-properties>
        <style:tab-stops>
          <style:tab-stop style:position="19.001cm" style:type="right" style:leader-style="dotted" style:leader-text="."/>
        </style:tab-stops>
      </style:paragraph-properties>
    </style:style>
    <style:style style:name="P4" style:family="paragraph" style:parent-style-name="Contents_20_2">
      <style:paragraph-properties>
        <style:tab-stops>
          <style:tab-stop style:position="18.501cm" style:type="right" style:leader-style="dotted" style:leader-text="."/>
        </style:tab-stops>
      </style:paragraph-properties>
    </style:style>
    <style:style style:name="P5" style:family="paragraph" style:parent-style-name="Text_20_body">
      <style:text-properties fo:font-size="6pt" style:font-size-asian="6pt" style:font-size-complex="6pt"/>
    </style:style>
    <style:style style:name="P6" style:family="paragraph" style:parent-style-name="Text_20_body">
      <style:paragraph-properties fo:text-align="start" style:justify-single-word="false"/>
      <style:text-properties fo:font-size="6pt" style:font-size-asian="6pt" style:font-size-complex="6pt"/>
    </style:style>
    <style:style style:name="T1" style:family="text">
      <style:text-properties fo:language="fr" fo:country="FR"/>
    </style:style>
    <style:style style:name="T2" style:family="text">
      <style:text-properties style:text-underline-style="solid" style:text-underline-width="auto" style:text-underline-color="font-color" fo:font-weight="bold" style:font-weight-asian="bold" style:font-weight-complex="bold"/>
    </style:style>
    <style:style style:name="fr1"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3"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ole-draw-aspect="1"/>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eading">GTK : Xml et gtk</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able des matières</text:p>
          </text:index-title>
          <text:p text:style-name="P3"><text:a xlink:type="simple" xlink:href="#__RefHeading__1588_113069129" text:style-name="Internet_20_link" text:visited-style-name="Internet_20_link">1Présentation<text:tab/>1</text:a></text:p>
          <text:p text:style-name="P3"><text:a xlink:type="simple" xlink:href="#__RefHeading__1590_113069129" text:style-name="Internet_20_link" text:visited-style-name="Internet_20_link">2Les structures utilisées :<text:tab/>1</text:a></text:p>
          <text:p text:style-name="P4"><text:a xlink:type="simple" xlink:href="#__RefHeading__1598_113069129" text:style-name="Internet_20_link" text:visited-style-name="Internet_20_link">2.1types personnels<text:tab/>1</text:a></text:p>
          <text:p text:style-name="P2">2.1.1GmarkupDomContext<text:tab/>1</text:p>
          <text:p text:style-name="P2">2.1.2xml_attr<text:tab/>1</text:p>
          <text:p text:style-name="P2">2.1.3GmarkupDomNode<text:tab/>2</text:p>
          <text:p text:style-name="P3"><text:a xlink:type="simple" xlink:href="#__RefHeading__21617_113069129" text:style-name="Internet_20_link" text:visited-style-name="Internet_20_link">3Le format du stockage des données<text:tab/>2</text:a></text:p>
          <text:p text:style-name="P3"><text:a xlink:type="simple" xlink:href="#__RefHeading__1600_113069129" text:style-name="Internet_20_link" text:visited-style-name="Internet_20_link">4Les fonctions utilisées<text:tab/>3</text:a></text:p>
          <text:p text:style-name="P4"><text:a xlink:type="simple" xlink:href="#__RefHeading__1602_113069129" text:style-name="Internet_20_link" text:visited-style-name="Internet_20_link">4.1Les fonctions personnelles publiques<text:tab/>3</text:a></text:p>
          <text:p text:style-name="P2">4.1.1GMarkupDomNode *g_markup_dom_new (const gchar *, GError **error); <text:tab/>3</text:p>
          <text:p text:style-name="P2">4.1.2void g_markup_dom_free (GMarkupDomNode *);<text:tab/>4</text:p>
          <text:p text:style-name="P4"><text:a xlink:type="simple" xlink:href="#__RefHeading__1604_113069129" text:style-name="Internet_20_link" text:visited-style-name="Internet_20_link">4.2Les fonctions personnelles privées<text:tab/>4</text:a></text:p>
          <text:p text:style-name="P2">4.2.1static int str_isspace (const gchar *s) <text:tab/>4</text:p>
          <text:p text:style-name="P2">4.2.2void xml_start_element (GMarkupParseContext *, const gchar *, const gchar **, const gchar **, gpointer , GError **) <text:tab/>4</text:p>
          <text:p text:style-name="P2">4.2.3static void xml_end_element (GMarkupParseContext *, const gchar *, gpointer, GError **) <text:tab/>5</text:p>
          <text:p text:style-name="P2">4.2.4static void xml_text (GMarkupParseContext *, const gchar *, gsize, gpointer, GError **) <text:tab/>6</text:p>
          <text:p text:style-name="P2">4.2.5static void xml_com (GMarkupParseContext *, const gchar *, gsize, gpointer, GError **)<text:tab/>6</text:p>
        </text:index-body>
      </text:table-of-content>
      <text:p text:style-name="Text_20_body"/>
      <text:h text:style-name="Heading_20_1" text:outline-level="1"><text:bookmark text:name="__RefHeading__1588_113069129"/>Présentation<text:bookmark-end text:name="__RefHeading__1588_113069129"/></text:h>
      <text:p text:style-name="Standard">glib contient des « parser » de xml : <text:a xlink:type="simple" xlink:href="http://library.gnome.org/devel/glib/unstable/glib-Simple-XML-Subset-Parser.html">http://library.gnome.org/devel/glib/unstable/glib-Simple-XML-Subset-Parser.html</text:a></text:p>
      <text:p text:style-name="Standard">Nous allons étudier un ensemble de fonctions qui utilisent ces fonctions afin de lire un fichier xml. Ce sont les fonctions données par gege2061 fournies ici http://c.developpez.com/sources/c/?page=X#GTK_dom</text:p>
      <text:h text:style-name="Heading_20_1" text:outline-level="1"><text:bookmark text:name="__RefHeading__1590_113069129"/>Les structures utilisées :<text:bookmark-end text:name="__RefHeading__1590_113069129"/></text:h>
      <text:h text:style-name="Heading_20_2" text:outline-level="2"><text:bookmark text:name="__RefHeading__1598_113069129"/>types personnels<text:bookmark-end text:name="__RefHeading__1598_113069129"/></text:h>
      <text:p text:style-name="Standard">Ils sont à définir dans notre programme</text:p>
      <text:h text:style-name="Heading_20_3" text:outline-level="3">GmarkupDomContext</text:h>
      <text:p text:style-name="Preformatted_20_Text">typedef struct _GMarkupDomContext GmarkupDomContext;</text:p>
      <text:p text:style-name="Preformatted_20_Text"/>
      <text:p text:style-name="Preformatted_20_Text">struct _GMarkupDomContext </text:p>
      <text:p text:style-name="Preformatted_20_Text">{ </text:p>
      <text:p text:style-name="Preformatted_20_Text"><text:s text:c="2"/>gint level; </text:p>
      <text:p text:style-name="Preformatted_20_Text"><text:s text:c="2"/>GMarkupDomNode *root; </text:p>
      <text:p text:style-name="Preformatted_20_Text"><text:s text:c="2"/>GMarkupDomNode *last_root; </text:p>
      <text:p text:style-name="Preformatted_20_Text"><text:s text:c="2"/>GMarkupDomNode *last_node; </text:p>
      <text:p text:style-name="Preformatted_20_Text"><text:s text:c="2"/>GMarkupDomNode *current; </text:p>
      <text:p text:style-name="Preformatted_20_Text">};</text:p>
      <text:p text:style-name="Text_20_body">Elle servira de variable interne pour la fonction de parcours de la structure xml : pas besoin de la mettre dans un fichier en-tête.</text:p>
      <text:h text:style-name="Heading_20_3" text:outline-level="3">GmarkupDomNode</text:h>
      <text:p text:style-name="Text_20_body">Cette structure devra être mise dans un fichier en-tête gmarkup-dom.h par exemple car on l'utilise pour mémoriser notre arborescence xml : c'est l'élément de base de la construction de notre arborescence.</text:p>
      <text:p text:style-name="Preformatted_20_Text">typedef struct _GMarkupDomNode GMarkupDomNode;</text:p>
      <text:p text:style-name="Preformatted_20_Text"/>
      <text:p text:style-name="Preformatted_20_Text">struct _GMarkupDomNode</text:p>
      <text:p text:style-name="Preformatted_20_Text">{</text:p>
      <text:p text:style-name="Preformatted_20_Text"><text:s text:c="2"/>gchar *name;</text:p>
      <text:p text:style-name="Preformatted_20_Text"><text:s text:c="2"/>gint item; /* numéro de l'item dans la liste des items du père */</text:p>
      <text:p text:style-name="Preformatted_20_Text"><text:s text:c="2"/>gint level;</text:p>
      <text:p text:style-name="Preformatted_20_Text"><text:soft-page-break/><text:s text:c="2"/>contenu * content;</text:p>
      <text:p text:style-name="Preformatted_20_Text"><text:s text:c="2"/>gint texte; /* nombre d'entrées texte */</text:p>
      <text:p text:style-name="Preformatted_20_Text"><text:s text:c="2"/>xml_attr *attributs;</text:p>
      <text:p text:style-name="Preformatted_20_Text"><text:s text:c="2"/>gint nb_att;</text:p>
      <text:p text:style-name="Preformatted_20_Text"><text:s text:c="2"/>contenu * com;</text:p>
      <text:p text:style-name="Preformatted_20_Text"><text:s text:c="2"/>gint nb_com;</text:p>
      <text:p text:style-name="Preformatted_20_Text"><text:s text:c="2"/>struct _GMarkupDomNode *parent;</text:p>
      <text:p text:style-name="Preformatted_20_Text"><text:s text:c="2"/>struct _GMarkupDomNode *child;</text:p>
      <text:p text:style-name="Preformatted_20_Text"><text:s text:c="2"/>gint fils; /* nombre de nodes fille */</text:p>
      <text:p text:style-name="Preformatted_20_Text">};</text:p>
      <text:p text:style-name="Text_20_body">On utilise dans GmarkupDomNode les deux structures personnelles suivantes qui devront être mises dans un fichier en-tête gmarkup-dom.h par exemple car on l'utilise pour mémoriser notre arborescence :</text:p>
      <text:p text:style-name="Preformatted_20_Text">typedef struct _xml_attr xml_attr; </text:p>
      <text:p text:style-name="Preformatted_20_Text"/>
      <text:p text:style-name="Preformatted_20_Text"/>
      <text:p text:style-name="Preformatted_20_Text">/* structures =============================================================== */ </text:p>
      <text:p text:style-name="Preformatted_20_Text">struct _xml_attr </text:p>
      <text:p text:style-name="Preformatted_20_Text">{ </text:p>
      <text:p text:style-name="Preformatted_20_Text"><text:s text:c="2"/>gchar *name; </text:p>
      <text:p text:style-name="Preformatted_20_Text"><text:s text:c="2"/>gchar *value; </text:p>
      <text:p text:style-name="Preformatted_20_Text">}; </text:p>
      <text:p text:style-name="Preformatted_20_Text"/>
      <text:p text:style-name="Preformatted_20_Text">typedef struct { </text:p>
      <text:p text:style-name="Preformatted_20_Text"><text:s text:c="11"/>gchar * texte; </text:p>
      <text:p text:style-name="Preformatted_20_Text"><text:s text:c="11"/>gint <text:s text:c="3"/>item; </text:p>
      <text:p text:style-name="Preformatted_20_Text"><text:s text:c="9"/>} contenu;</text:p>
      <text:h text:style-name="Heading_20_1" text:outline-level="1"><text:bookmark text:name="__RefHeading__21617_113069129"/>Le format du stockage des données<draw:frame draw:style-name="fr1" draw:name="Cadre1" text:anchor-type="char" svg:x="12.529cm" svg:y="0.086cm" svg:width="6.44cm" draw:z-index="2"><draw:text-box fo:min-height="5.854cm"><text:p text:style-name="Illustration"><draw:frame draw:style-name="fr3" draw:name="Objet2" text:anchor-type="paragraph" svg:x="0.004cm" svg:y="0.002cm" svg:width="6.44cm" style:rel-width="100%" svg:height="5.854cm" style:rel-height="scale" draw:z-index="3"><draw:object xlink:href="./Object 2" xlink:type="simple" xlink:show="embed" xlink:actuate="onLoad"/><draw:image xlink:href="./ObjectReplacements/Object 2" xlink:type="simple" xlink:show="embed" xlink:actuate="onLoad"/></draw:frame>Illustration <text:sequence text:ref-name="refIllustration0" text:name="Illustration" text:formula="ooow:Illustration+1" style:num-format="1">1</text:sequence>: Informations stockées pour chaque nodes</text:p></draw:text-box></draw:frame><text:bookmark-end text:name="__RefHeading__21617_113069129"/></text:h>
      <text:p text:style-name="P1">Les structures définies précédemment nous donne cette représentation pour l'élément de base stockage des données :</text:p>
      <text:p text:style-name="P6"/>
      <text:p text:style-name="P1">Les flèches partent d'un entier dans une case jaune qui indique le nombre d'éléments du tableau vert pointé par le champ de la case saumon.</text:p>
      <text:p text:style-name="P5"/>
      <text:p text:style-name="Text_20_body">Les attributs arrivant tous en premier : dans la balise même. Par contre, pour les trois autres éléments, il faut mémoriser leur ordre d'arriver afin de pouvoir le restituer. C'est pour ça que j'ai mis un champ item qui retient l'ordre arrivé de l'item en question parmi les éléments de la balise dans les deux structures qui gèrent les trois éléments suivants. Ces structures sont : contenu pour le texte et les commentaires et GmarkupDomNode pour les balises.</text:p>
      <text:p text:style-name="Text_20_body"><draw:frame draw:style-name="fr2" draw:name="Cadre2" text:anchor-type="char" svg:x="1.79cm" svg:y="0.09cm" svg:width="15.829cm" draw:z-index="0"><draw:text-box fo:min-height="7.659cm"><text:p text:style-name="Illustration"><draw:frame draw:style-name="fr3" draw:name="Objet1" text:anchor-type="paragraph" svg:x="0.004cm" svg:y="0.002cm" svg:width="15.829cm" style:rel-width="100%" svg:height="7.659cm" style:rel-height="scale" draw:z-index="1"><draw:object xlink:href="./Object 1" xlink:type="simple" xlink:show="embed" xlink:actuate="onLoad"/><draw:image xlink:href="./ObjectReplacements/Object 1" xlink:type="simple" xlink:show="embed" xlink:actuate="onLoad"/></draw:frame>Illustration <text:sequence text:ref-name="refIllustration1" text:name="Illustration" text:formula="ooow:Illustration+1" style:num-format="1">2</text:sequence>: forme générale du stockage des données</text:p></draw:text-box></draw:frame></text:p>
      <text:h text:style-name="Heading_20_1" text:outline-level="1"><text:bookmark text:name="__RefHeading__1600_113069129"/>Les fonctions utilisées<text:bookmark-end text:name="__RefHeading__1600_113069129"/></text:h>
      <text:h text:style-name="Heading_20_2" text:outline-level="2"><text:bookmark text:name="__RefHeading__1602_113069129"/>Les fonctions personnelles publiques<text:bookmark-end text:name="__RefHeading__1602_113069129"/></text:h>
      <text:p text:style-name="Text_20_body">Elles sont à écrire (copier) nous même dans notre programme, ce sont les fonctions visibles de l'extérieur, celles qu'on va appeler. Le mieux est de les mettre dans un fichier spécifique comme gmarkup-dom.c et de mettre leur prototype dans un fichier <text:bookmark text:name="result_box"/><text:span text:style-name="T1">en-</text:span><text:soft-page-break/><text:span text:style-name="T1">tête : </text:span>gmarkup-dom.h . </text:p>
      <text:h text:style-name="Heading_20_3" text:outline-level="3">GMarkupDomNode *g_markup_dom_new (const gchar *, GError **error); </text:h>
      <text:p text:style-name="Text_20_body">C'est la fonction d'entrée pour récupérer notre arborescence sous forme de liste chaînée.</text:p>
      <text:p text:style-name="Preformatted_20_Text">GMarkupDomNode *g_markup_dom_new (const gchar *filename, GError **error)</text:p>
      <text:p text:style-name="Preformatted_20_Text">{</text:p>
      <text:p text:style-name="Preformatted_20_Text"><text:s text:c="2"/>GMarkupParseContext *markup_parse_context;</text:p>
      <text:p text:style-name="Preformatted_20_Text"><text:s text:c="2"/>GMarkupDomNode * pere = (GMarkupDomNode *)malloc(sizeof(GMarkupDomNode));</text:p>
      <text:p text:style-name="Preformatted_20_Text"><text:s text:c="3"/>/* pere doit être alloué dynamiquement car il est utilisé par la fonction appelante */</text:p>
      <text:p text:style-name="Preformatted_20_Text"><text:s text:c="2"/>GMarkupDomContext context={0,0,pere,pere};</text:p>
      <text:p text:style-name="Preformatted_20_Text"><text:s text:c="3"/>/* ce n'est pas le cas de context qui n'est utilisé que les les fonctions appelées <text:s/>*/</text:p>
      <text:p text:style-name="Preformatted_20_Text"></text:p>
      <text:p text:style-name="Preformatted_20_Text"><text:s text:c="2"/>pere-&gt;name=NULL; /* initialisation de la racine du fichier xml */</text:p>
      <text:p text:style-name="Preformatted_20_Text"><text:s text:c="2"/>pere-&gt;level=0;</text:p>
      <text:p text:style-name="Preformatted_20_Text"><text:s text:c="2"/>pere-&gt;item=0;</text:p>
      <text:p text:style-name="Preformatted_20_Text"><text:s text:c="2"/>pere-&gt;content=NULL;</text:p>
      <text:p text:style-name="Preformatted_20_Text"><text:s text:c="2"/>pere-&gt;texte=0;</text:p>
      <text:p text:style-name="Preformatted_20_Text"><text:s text:c="2"/>pere-&gt;attributs=NULL;</text:p>
      <text:p text:style-name="Preformatted_20_Text"><text:s text:c="2"/>pere-&gt;nb_att=0;</text:p>
      <text:p text:style-name="Preformatted_20_Text"><text:s text:c="2"/>pere-&gt;com=NULL;</text:p>
      <text:p text:style-name="Preformatted_20_Text"><text:s text:c="2"/>pere-&gt;nb_com=0;</text:p>
      <text:p text:style-name="Preformatted_20_Text"><text:s text:c="2"/>pere-&gt;parent=NULL;</text:p>
      <text:p text:style-name="Preformatted_20_Text"><text:s text:c="2"/>pere-&gt;child=NULL;</text:p>
      <text:p text:style-name="Preformatted_20_Text"><text:s text:c="2"/>pere-&gt;fils=0;</text:p>
      <text:p text:style-name="Preformatted_20_Text"></text:p>
      <text:p text:style-name="Preformatted_20_Text"><text:s text:c="2"/>g_return_val_if_fail (filename != NULL, context.root);</text:p>
      <text:p text:style-name="Preformatted_20_Text"><text:s text:c="18"/>/* sort de la fonction si filename ne pointe pas sur une chaîne de caractères */</text:p>
      <text:p text:style-name="Preformatted_20_Text"></text:p>
      <text:p text:style-name="Preformatted_20_Text"><text:s text:c="2"/>{ <text:s text:c="8"/>/* création du contexte : fonctions à appeler suivant la nature de l'élément traité */</text:p>
      <text:p text:style-name="Preformatted_20_Text"><text:s text:c="4"/>GMarkupParser markup_parser; /* http://library.gnome.org/devel/glib/stable/glib-Simple-XML-Subset-Parser.html#GMarkupParser */</text:p>
      <text:p text:style-name="Preformatted_20_Text"></text:p>
      <text:p text:style-name="Preformatted_20_Text"><text:s text:c="4"/>markup_parser.start_element = xml_start_element; /* cas : ouverture de balise <text:s text:c="14"/>*/</text:p>
      <text:p text:style-name="Preformatted_20_Text"><text:s text:c="4"/>markup_parser.end_element = xml_end_element; <text:s text:c="4"/>/* cas : fermeture de balise <text:s text:c="14"/>*/</text:p>
      <text:p text:style-name="Preformatted_20_Text"><text:s text:c="4"/>markup_parser.text = xml_text; <text:s text:c="18"/>/* cas : texte entre les balises <text:s text:c="10"/>*/</text:p>
      <text:p text:style-name="Preformatted_20_Text"><text:s text:c="4"/>markup_parser.passthrough = xml_com; <text:s text:c="12"/>/* cas : commentaires entre les balises <text:s text:c="3"/>*/</text:p>
      <text:p text:style-name="Preformatted_20_Text"><text:s text:c="4"/>markup_parser.error = NULL; <text:s text:c="21"/>/* cas : erreur dans le fichier xml <text:s text:c="7"/>*/</text:p>
      <text:p text:style-name="Preformatted_20_Text"><text:s text:c="4"/>markup_parse_context = g_markup_parse_context_new (&amp;markup_parser, 0,</text:p>
      <text:p text:style-name="Preformatted_20_Text"><text:s text:c="55"/>&amp;context, NULL);</text:p>
      <text:p text:style-name="Preformatted_20_Text"><text:s text:c="2"/>/* http://library.gnome.org/devel/glib/stable/glib-Simple-XML-Subset-Parser.html#g-markup-parse-context-new */</text:p>
      <text:p text:style-name="Preformatted_20_Text"><text:s text:c="2"/>} /* maintenant, on sait comment parcourir le fichier */</text:p>
      <text:p text:style-name="Preformatted_20_Text"><text:s text:c="2"/>{</text:p>
      <text:p text:style-name="Preformatted_20_Text"><text:s text:c="4"/>gchar *text = NULL;</text:p>
      <text:p text:style-name="Preformatted_20_Text"><text:s text:c="4"/>gsize length = -1;</text:p>
      <text:p text:style-name="Preformatted_20_Text"></text:p>
      <text:p text:style-name="Preformatted_20_Text"><text:s text:c="4"/>g_file_get_contents (filename, &amp;text, &amp;length, error);</text:p>
      <text:p text:style-name="Preformatted_20_Text"><text:s text:c="4"/>/* passe tout le fichier filename dans la chaîne de caractères text</text:p>
      <text:p text:style-name="Preformatted_20_Text"><text:s text:c="56"/>dont la longueur sera dans lenght */</text:p>
      <text:p text:style-name="Preformatted_20_Text"><text:s text:c="4"/>if (text != NULL) /* si on a récupéré le fichier */</text:p>
      <text:p text:style-name="Preformatted_20_Text"><text:s text:c="4"/>{</text:p>
      <text:p text:style-name="Preformatted_20_Text"><text:s text:c="6"/>g_markup_parse_context_parse (markup_parse_context, text, length, error); <text:s/>/* on lance le parsage du fichier xml */</text:p>
      <text:p text:style-name="Preformatted_20_Text"><text:s text:c="6"/>g_free (text), text = NULL; <text:s text:c="47"/>/* on lance le parsage du fichier xml */</text:p>
      <text:p text:style-name="Preformatted_20_Text"><text:s text:c="4"/>}</text:p>
      <text:p text:style-name="Preformatted_20_Text"><text:s text:c="4"/>g_free (markup_parse_context), markup_parse_context = NULL</text:p>
      <text:p text:style-name="Preformatted_20_Text"><text:s text:c="2"/>}</text:p>
      <text:p text:style-name="Preformatted_20_Text"><text:s text:c="2"/>return pere;</text:p>
      <text:p text:style-name="Preformatted_20_Text">}</text:p>
      <text:p text:style-name="Text_20_body">On l'utilise très simplement :</text:p>
      <text:p text:style-name="Preformatted_20_Text">GMarkupDomNode *node = g_markup_dom_new ("chemin vers le fichier xml", NULL);</text:p>
      <text:p text:style-name="Text_20_body">Le premier paramètre est le chemin vers le fichier xml, le second est un pointeur sur un système d'erreur (voir <text:s/><text:a xlink:type="simple" xlink:href="http://library.gnome.org/devel/glib/stable/glib-Error-Reporting.html">http://library.gnome.org/devel/glib/stable/glib-Error-Reporting.html</text:a> ).</text:p>
      <text:p text:style-name="Text_20_body"/>
      <text:p text:style-name="Text_20_body"/>
      <text:h text:style-name="Heading_20_3" text:outline-level="3">void g_markup_dom_free (GMarkupDomNode *);</text:h>
      <text:p text:style-name="Text_20_body">Comme l’arborescence est récupérée sous forme de liste chaînée est que le nombre d'élément de la chaîne dépend du fichier xml, il est donc obligatoire que l'allocation mémoire pour la liste soit dynamique. Il faut donc libérer la mémoire après utilisation. Cette manipulation <text:span text:style-name="T2">INDISPENSABLE</text:span> sera faite par cette fonction :</text:p>
      <text:p text:style-name="Preformatted_20_Text">oid g_markup_dom_free (GMarkupDomNode *node)</text:p>
      <text:p text:style-name="Preformatted_20_Text"><text:soft-page-break/>{</text:p>
      <text:p text:style-name="Preformatted_20_Text"><text:s text:c="2"/>if (node != NULL)</text:p>
      <text:p text:style-name="Preformatted_20_Text"><text:s text:c="2"/>{</text:p>
      <text:p text:style-name="Preformatted_20_Text"><text:s text:c="4"/>gint i;</text:p>
      <text:p text:style-name="Preformatted_20_Text"/>
      <text:p text:style-name="Preformatted_20_Text"><text:s text:c="4"/>g_free (node-&gt;name), node-&gt;name = NULL;</text:p>
      <text:p text:style-name="Preformatted_20_Text"><text:s text:c="4"/>for (i = 0; node-&gt;nb_att&gt;i; i++)</text:p>
      <text:p text:style-name="Preformatted_20_Text"><text:s text:c="4"/>{</text:p>
      <text:p text:style-name="Preformatted_20_Text"><text:s text:c="6"/>g_free (node-&gt;attributs[i].name), node-&gt;attributs[i].name = NULL;</text:p>
      <text:p text:style-name="Preformatted_20_Text"><text:s text:c="6"/>g_free (node-&gt;attributs[i].value), node-&gt;attributs[i].value = NULL;</text:p>
      <text:p text:style-name="Preformatted_20_Text"><text:s text:c="4"/>}</text:p>
      <text:p text:style-name="Preformatted_20_Text"><text:s text:c="4"/>g_free (node-&gt;attributs), node-&gt;attributs = NULL;</text:p>
      <text:p text:style-name="Preformatted_20_Text"><text:s text:c="4"/>for (i = 0; node-&gt;texte&gt;i; i++)</text:p>
      <text:p text:style-name="Preformatted_20_Text"><text:s text:c="4"/>{</text:p>
      <text:p text:style-name="Preformatted_20_Text"><text:s text:c="6"/>g_free (node-&gt;content[i].texte);</text:p>
      <text:p text:style-name="Preformatted_20_Text"><text:s text:c="4"/>}</text:p>
      <text:p text:style-name="Preformatted_20_Text"><text:s text:c="4"/>g_free(node-&gt;content);</text:p>
      <text:p text:style-name="Preformatted_20_Text"><text:s text:c="4"/>for (i = 0; node-&gt;nb_com&gt;i; i++)</text:p>
      <text:p text:style-name="Preformatted_20_Text"><text:s text:c="4"/>{</text:p>
      <text:p text:style-name="Preformatted_20_Text"><text:s text:c="6"/>g_free (node-&gt;com[i].texte);</text:p>
      <text:p text:style-name="Preformatted_20_Text"><text:s text:c="4"/>}</text:p>
      <text:p text:style-name="Preformatted_20_Text"><text:s text:c="4"/>g_free(node-&gt;com);</text:p>
      <text:p text:style-name="Preformatted_20_Text"><text:s text:c="4"/>for (i = 0; node-&gt;fils&gt;i; i++)</text:p>
      <text:p text:style-name="Preformatted_20_Text"><text:s text:c="4"/>{</text:p>
      <text:p text:style-name="Preformatted_20_Text"><text:s text:c="6"/>g_markup_dom_free (node-&gt;child+i), node-&gt;child = NULL;</text:p>
      <text:p text:style-name="Preformatted_20_Text"><text:s text:c="4"/>}</text:p>
      <text:p text:style-name="Preformatted_20_Text"><text:s text:c="4"/>g_free(node-&gt;child);</text:p>
      <text:p text:style-name="Preformatted_20_Text"/>
      <text:p text:style-name="Preformatted_20_Text"><text:s text:c="4"/>g_free(node), node = NULL;</text:p>
      <text:p text:style-name="Preformatted_20_Text"><text:s text:c="2"/>}</text:p>
      <text:p text:style-name="Preformatted_20_Text">}</text:p>
      <text:p text:style-name="Text_20_body"><text:s/>L'appel est tout simple :</text:p>
      <text:p text:style-name="Preformatted_20_Text">g_markup_dom_free (node) ;</text:p>
      <text:h text:style-name="Heading_20_3" text:outline-level="3">La fonction d'écriture</text:h>
      <text:p text:style-name="Text_20_body">Cette fonction ne fait que l'affichage à l'écran de votre fichier xml parsé. À vous de l'adapter pour une autre forme de sortie. C'est une fonction récursive, c'est pour cela qu'on doit lui donner deux paramètres lors de son appel :</text:p>
      <text:p text:style-name="Preformatted_20_Text">dom_print (node,0);</text:p>
      <text:p text:style-name="Text_20_body">Le premier paramètre est la racine du système de mémorisation du fichier xml.</text:p>
      <text:p text:style-name="Text_20_body">Voici la fonction :</text:p>
      <text:p text:style-name="Preformatted_20_Text">void dom_print (GMarkupDomNode *root,gint pos)</text:p>
      <text:p text:style-name="Preformatted_20_Text">{</text:p>
      <text:p text:style-name="Preformatted_20_Text">#define INDENT(niv) \</text:p>
      <text:p text:style-name="Preformatted_20_Text"><text:s text:c="2"/>do <text:s text:c="31"/>\</text:p>
      <text:p text:style-name="Preformatted_20_Text"><text:s text:c="2"/>{ <text:s text:c="32"/>\</text:p>
      <text:p text:style-name="Preformatted_20_Text"><text:s text:c="4"/>gint i; <text:s text:c="24"/>\</text:p>
      <text:p text:style-name="Preformatted_20_Text"><text:s text:c="36"/>\</text:p>
      <text:p text:style-name="Preformatted_20_Text"><text:s text:c="4"/>for (i = 1; i &lt; (niv) - 1; i++) \</text:p>
      <text:p text:style-name="Preformatted_20_Text"><text:s text:c="4"/>{ <text:s text:c="30"/>\</text:p>
      <text:p text:style-name="Preformatted_20_Text"><text:s text:c="6"/>g_print ("\t"); <text:s text:c="14"/>\</text:p>
      <text:p text:style-name="Preformatted_20_Text"><text:s text:c="4"/>} <text:s text:c="30"/>\</text:p>
      <text:p text:style-name="Preformatted_20_Text"><text:s text:c="2"/>} while (0)</text:p>
      <text:p text:style-name="Preformatted_20_Text"></text:p>
      <text:p text:style-name="Preformatted_20_Text"><text:s text:c="2"/>gint texte=0;</text:p>
      <text:p text:style-name="Preformatted_20_Text"><text:s text:c="2"/>gint fils=0;</text:p>
      <text:p text:style-name="Preformatted_20_Text"><text:s text:c="2"/>gint com=0;</text:p>
      <text:p text:style-name="Preformatted_20_Text"></text:p>
      <text:p text:style-name="Preformatted_20_Text"></text:p>
      <text:p text:style-name="Preformatted_20_Text"><text:s text:c="2"/>if (root != NULL)</text:p>
      <text:p text:style-name="Preformatted_20_Text"><text:s text:c="2"/>{</text:p>
      <text:p text:style-name="Preformatted_20_Text"></text:p>
      <text:p text:style-name="Preformatted_20_Text"><text:s text:c="4"/>if (root-&gt;level!=0)</text:p>
      <text:p text:style-name="Preformatted_20_Text"><text:s text:c="4"/>{</text:p>
      <text:p text:style-name="Preformatted_20_Text"><text:s text:c="6"/>gint i = 0;</text:p>
      <text:p text:style-name="Preformatted_20_Text"></text:p>
      <text:p text:style-name="Preformatted_20_Text"><text:s text:c="8"/>INDENT (root-&gt;level);</text:p>
      <text:p text:style-name="Preformatted_20_Text"><text:s text:c="8"/>g_print ("&lt;%s", root-&gt;name);</text:p>
      <text:p text:style-name="Preformatted_20_Text"/>
      <text:p text:style-name="Preformatted_20_Text"><text:s text:c="6"/>while (root-&gt;nb_att&gt;i)</text:p>
      <text:p text:style-name="Preformatted_20_Text"><text:s text:c="6"/>{</text:p>
      <text:p text:style-name="Preformatted_20_Text"><text:s text:c="8"/>g_print (" %s=\"%s\"", root-&gt;attributs[i].name,</text:p>
      <text:p text:style-name="Preformatted_20_Text"><text:s text:c="31"/>root-&gt;attributs[i].value);</text:p>
      <text:p text:style-name="Preformatted_20_Text"><text:s text:c="8"/>i++;</text:p>
      <text:p text:style-name="Preformatted_20_Text"><text:s text:c="6"/>}</text:p>
      <text:p text:style-name="Preformatted_20_Text"><text:soft-page-break/><text:s text:c="4"/>}</text:p>
      <text:p text:style-name="Preformatted_20_Text"><text:s text:c="4"/>if (root-&gt;fils+root-&gt;texte+root-&gt;nb_com!=0)</text:p>
      <text:p text:style-name="Preformatted_20_Text"><text:s text:c="4"/>{</text:p>
      <text:p text:style-name="Preformatted_20_Text"><text:s text:c="6"/>if (root-&gt;level!=0) g_print ("&gt;\n");</text:p>
      <text:p text:style-name="Preformatted_20_Text"><text:s text:c="6"/>while (texte&lt;root-&gt;texte || fils&lt;root-&gt;fils || com&lt;root-&gt;nb_com)</text:p>
      <text:p text:style-name="Preformatted_20_Text"><text:s text:c="6"/>{</text:p>
      <text:p text:style-name="Preformatted_20_Text"><text:s text:c="8"/>if (root-&gt;nb_com&gt;com) if (root-&gt;com[com].item==(texte+fils+com))</text:p>
      <text:p text:style-name="Preformatted_20_Text"><text:s text:c="8"/>{</text:p>
      <text:p text:style-name="Preformatted_20_Text"><text:s text:c="12"/>INDENT (root-&gt;level + 1);</text:p>
      <text:p text:style-name="Preformatted_20_Text"><text:s text:c="12"/>g_print ("%s\n", root-&gt;com[com].texte);</text:p>
      <text:p text:style-name="Preformatted_20_Text"><text:s text:c="12"/>com++;</text:p>
      <text:p text:style-name="Preformatted_20_Text"><text:s text:c="8"/>}</text:p>
      <text:p text:style-name="Preformatted_20_Text"><text:s text:c="8"/>if (root-&gt;texte&gt;texte) if (root-&gt;content[texte].item==(texte+fils+com))</text:p>
      <text:p text:style-name="Preformatted_20_Text"><text:s text:c="8"/>{</text:p>
      <text:p text:style-name="Preformatted_20_Text"><text:s text:c="12"/>INDENT (root-&gt;level + 1);</text:p>
      <text:p text:style-name="Preformatted_20_Text"><text:s text:c="12"/>g_print ("%s\n", root-&gt;content[texte].texte);</text:p>
      <text:p text:style-name="Preformatted_20_Text"><text:s text:c="12"/>texte++;</text:p>
      <text:p text:style-name="Preformatted_20_Text"><text:s text:c="8"/>}</text:p>
      <text:p text:style-name="Preformatted_20_Text"><text:s text:c="8"/>if (root-&gt;fils&gt;fils) if (root-&gt;child[fils].item==(fils+texte+com))</text:p>
      <text:p text:style-name="Preformatted_20_Text"><text:s text:c="8"/>{</text:p>
      <text:p text:style-name="Preformatted_20_Text"><text:s text:c="12"/>dom_print (root-&gt;child+fils,pos+1);</text:p>
      <text:p text:style-name="Preformatted_20_Text"><text:s text:c="12"/>fils++;</text:p>
      <text:p text:style-name="Preformatted_20_Text"><text:s text:c="8"/>}</text:p>
      <text:p text:style-name="Preformatted_20_Text"><text:s text:c="6"/>}</text:p>
      <text:p text:style-name="Preformatted_20_Text"><text:s text:c="6"/>if (root-&gt;level)</text:p>
      <text:p text:style-name="Preformatted_20_Text"><text:s text:c="6"/>{</text:p>
      <text:p text:style-name="Preformatted_20_Text"><text:s text:c="7"/>INDENT (root-&gt;level);</text:p>
      <text:p text:style-name="Preformatted_20_Text"><text:s text:c="7"/>g_print ("&lt;/%s&gt;\n", root-&gt;name);</text:p>
      <text:p text:style-name="Preformatted_20_Text"><text:s text:c="6"/>}</text:p>
      <text:p text:style-name="Preformatted_20_Text"><text:s text:c="4"/>}</text:p>
      <text:p text:style-name="Preformatted_20_Text"><text:s text:c="4"/>else</text:p>
      <text:p text:style-name="Preformatted_20_Text"><text:s text:c="6"/>if (root-&gt;level) g_print ("/&gt;\n");</text:p>
      <text:p text:style-name="Preformatted_20_Text"><text:s text:c="2"/>}</text:p>
      <text:p text:style-name="Preformatted_20_Text"><text:s text:c="2"/>#undef INDENT</text:p>
      <text:p text:style-name="Preformatted_20_Text">}</text:p>
      <text:h text:style-name="Heading_20_2" text:outline-level="2"><text:bookmark text:name="__RefHeading__1604_113069129"/>Les fonctions personnelles privées<text:bookmark-end text:name="__RefHeading__1604_113069129"/></text:h>
      <text:p text:style-name="Text_20_body">Elles ne seront pas appelées par le reste du programme, elles servent aux procédures de parcours du fichier xml. <text:s/>Le mieux est de les mettre dans le fichier spécifique avec les fonctions publiques. Comme elles n'ont pas à être appelées par le reste du programme, on mettra simplement leur prototype au début du fichier contenant nos fonctions xml, pas besoin de les mettre dans un fichier à en-tête.</text:p>
      <text:h text:style-name="Heading_20_3" text:outline-level="3">static int str_isspace (const gchar *s) </text:h>
      <text:p text:style-name="Text_20_body">Vérifie si une chaîne de caractères contient un texte ou que des espaces, saut de lignes, ou autres éléments formant une chaîne considérée vide.</text:p>
      <text:p text:style-name="Preformatted_20_Text">static int str_isspace (const gchar *s) </text:p>
      <text:p text:style-name="Preformatted_20_Text">{ </text:p>
      <text:p text:style-name="Preformatted_20_Text"><text:s text:c="2"/>if (!s) return 0; </text:p>
      <text:p text:style-name="Preformatted_20_Text"><text:s text:c="2"/>for (; *s &amp;&amp; isspace (*s); s++); </text:p>
      <text:p text:style-name="Preformatted_20_Text"><text:s text:c="2"/>return !*s; </text:p>
      <text:p text:style-name="Preformatted_20_Text">} </text:p>
      <text:p text:style-name="Text_20_body"/>
      <text:h text:style-name="Heading_20_3" text:outline-level="3">void xml_start_element (GMarkupParseContext *, const gchar *, const gchar **, const gchar **, gpointer , GError **) </text:h>
      <text:p text:style-name="Text_20_body"/>
      <text:p text:style-name="Text_20_body">Cette fonction initialise un nouveau niveau de balise.</text:p>
      <text:p text:style-name="Preformatted_20_Text">void xml_start_element (GMarkupParseContext *context, const gchar *element_name,</text:p>
      <text:p text:style-name="Preformatted_20_Text"><text:s text:c="24"/>const gchar **attribute_names,</text:p>
      <text:p text:style-name="Preformatted_20_Text"><text:s text:c="24"/>const gchar **attribute_values, gpointer user_data,</text:p>
      <text:p text:style-name="Preformatted_20_Text"><text:s text:c="24"/>GError **error)</text:p>
      <text:p text:style-name="Preformatted_20_Text">{</text:p>
      <text:p text:style-name="Preformatted_20_Text"><text:s text:c="2"/>gint i;</text:p>
      <text:p text:style-name="Preformatted_20_Text"><text:s text:c="2"/>GMarkupDomContext *dom_context = user_data;</text:p>
      <text:p text:style-name="Preformatted_20_Text"><text:s text:c="2"/>GMarkupDomNode *node = NULL, * parent;</text:p>
      <text:p text:style-name="Preformatted_20_Text"/>
      <text:p text:style-name="Preformatted_20_Text"><text:s text:c="2"/>g_return_if_fail (dom_context != NULL); /* déclaration et initialisation du nouveau élément <text:s/>*</text:p>
      <text:p text:style-name="Preformatted_20_Text"/>
      <text:p text:style-name="Preformatted_20_Text"><text:s/>/* déclaration et initialisation du nouveau élément <text:s/>*/</text:p>
      <text:p text:style-name="Preformatted_20_Text"/>
      <text:p text:style-name="Preformatted_20_Text"><text:s text:c="2"/>if (dom_context-&gt;root) /* si ce n'est pas la première node, la node mère du système */</text:p>
      <text:p text:style-name="Preformatted_20_Text"><text:soft-page-break/><text:s text:c="2"/>{</text:p>
      <text:p text:style-name="Preformatted_20_Text"><text:s text:c="6"/>for (parent=dom_context-&gt;current;dom_context-&gt;level&lt;parent-&gt;level;parent=parent-&gt;parent);</text:p>
      <text:p text:style-name="Preformatted_20_Text"><text:s text:c="6"/>parent-&gt;fils++; <text:s text:c="16"/>/* un for car il est possible qu'on vienne de descendre de niveaux */</text:p>
      <text:p text:style-name="Preformatted_20_Text"><text:s text:c="6"/>parent-&gt;child=realloc(parent-&gt;child,sizeof (*node)*parent-&gt;fils); /* on rajoute un fils au père <text:s text:c="3"/>*/</text:p>
      <text:p text:style-name="Preformatted_20_Text"><text:s text:c="6"/>node=parent-&gt;child+parent-&gt;fils-1; /* on récupère le lien vers la nouvelle node crée chez le père <text:s/>*/</text:p>
      <text:p text:style-name="Preformatted_20_Text"><text:s text:c="6"/>node-&gt;parent=parent; <text:s text:c="11"/>/* j'informe sur le parent de cette node <text:s text:c="26"/>*/</text:p>
      <text:p text:style-name="Preformatted_20_Text"><text:s text:c="6"/>node-&gt;item=dom_context-&gt;item; <text:s text:c="2"/>/* j'informe sur l'ordre de cet élément dans l'ensemble des <text:s text:c="7"/>*/</text:p>
      <text:p text:style-name="Preformatted_20_Text"><text:s text:c="2"/>} <text:s text:c="34"/>/* éléments (texte, node et commntaires) du père <text:s text:c="18"/>*/</text:p>
      <text:p text:style-name="Preformatted_20_Text"><text:s text:c="2"/>else /* si c'est le premier élément */</text:p>
      <text:p text:style-name="Preformatted_20_Text"><text:s text:c="2"/>{</text:p>
      <text:p text:style-name="Preformatted_20_Text"><text:s text:c="4"/>node = g_malloc (sizeof (*node));</text:p>
      <text:p text:style-name="Preformatted_20_Text"><text:s text:c="4"/>dom_context-&gt;root = node;</text:p>
      <text:p text:style-name="Preformatted_20_Text"><text:s text:c="4"/>node-&gt;item=0;</text:p>
      <text:p text:style-name="Preformatted_20_Text"><text:s text:c="2"/>}</text:p>
      <text:p text:style-name="Preformatted_20_Text"><text:s text:c="2"/>dom_context-&gt;current = node;</text:p>
      <text:p text:style-name="Preformatted_20_Text"/>
      <text:p text:style-name="Preformatted_20_Text"><text:s text:c="2"/>/* variable générale de l'état actuel du système <text:s/>*/</text:p>
      <text:p text:style-name="Preformatted_20_Text"><text:s text:c="2"/>/* la construction d'un nouveau élément est toujours demandé par le père donc on */</text:p>
      <text:p text:style-name="Preformatted_20_Text"><text:s text:c="2"/>dom_context-&gt;level++; <text:s text:c="9"/>/* vient de monter le niveau de 1 . mise dans <text:s/>la */</text:p>
      <text:p text:style-name="Preformatted_20_Text"><text:s text:c="2"/>dom_context-&gt;item=0; <text:s text:c="10"/>/* pas encore d'entrée dans cette node <text:s text:c="11"/>*/</text:p>
      <text:p text:style-name="Preformatted_20_Text"/>
      <text:p text:style-name="Preformatted_20_Text"/>
      <text:p text:style-name="Preformatted_20_Text"><text:s text:c="2"/>/* initiaisation de la node */</text:p>
      <text:p text:style-name="Preformatted_20_Text"><text:s text:c="2"/>node-&gt;name = g_strdup (element_name);</text:p>
      <text:p text:style-name="Preformatted_20_Text"><text:s text:c="2"/>node-&gt;content = NULL;</text:p>
      <text:p text:style-name="Preformatted_20_Text"><text:s text:c="2"/>node-&gt;texte <text:s text:c="2"/>= 0; <text:s text:c="4"/>/* pas encore de texte <text:s text:c="7"/>*/</text:p>
      <text:p text:style-name="Preformatted_20_Text"><text:s text:c="2"/>node-&gt;com = NULL;</text:p>
      <text:p text:style-name="Preformatted_20_Text"><text:s text:c="2"/>node-&gt;nb_com <text:s/>= 0; <text:s text:c="4"/>/* pas encore de commentaires */</text:p>
      <text:p text:style-name="Preformatted_20_Text"><text:s text:c="2"/>node-&gt;child = NULL;</text:p>
      <text:p text:style-name="Preformatted_20_Text"><text:s text:c="2"/>node-&gt;fils=0; <text:s text:c="9"/>/* pas encore de fils <text:s text:c="8"/>*/</text:p>
      <text:p text:style-name="Preformatted_20_Text"><text:s text:c="2"/>node-&gt;level = dom_context-&gt;level; /* niveau du noeud */</text:p>
      <text:p text:style-name="Preformatted_20_Text"/>
      <text:p text:style-name="Preformatted_20_Text"><text:s text:c="2"/>/* Copy attributs */</text:p>
      <text:p text:style-name="Preformatted_20_Text"><text:s text:c="2"/>for (i = 0; attribute_names[i] != NULL; i++); /* on compte le nombre d'attributs */</text:p>
      <text:p text:style-name="Preformatted_20_Text"><text:s text:c="2"/>node-&gt;attributs = g_malloc (sizeof (*node-&gt;attributs)*i);</text:p>
      <text:p text:style-name="Preformatted_20_Text"><text:s text:c="2"/>node-&gt;nb_att=i;</text:p>
      <text:p text:style-name="Preformatted_20_Text"><text:s text:c="2"/>for (i = 0; attribute_names[i] != NULL; i++) /* on parcourt les attributs <text:s text:c="7"/>*/</text:p>
      <text:p text:style-name="Preformatted_20_Text"><text:s text:c="2"/>{</text:p>
      <text:p text:style-name="Preformatted_20_Text"><text:s text:c="44"/>/* on informe leur nom et valeur <text:s text:c="6"/>*/</text:p>
      <text:p text:style-name="Preformatted_20_Text"><text:s text:c="4"/>node-&gt;attributs[i].name = g_strdup (attribute_names[i]);</text:p>
      <text:p text:style-name="Preformatted_20_Text"><text:s text:c="4"/>node-&gt;attributs[i].value = g_strdup (attribute_values[i]);</text:p>
      <text:p text:style-name="Preformatted_20_Text"><text:s text:c="2"/>}</text:p>
      <text:p text:style-name="Preformatted_20_Text"/>
      <text:p text:style-name="Preformatted_20_Text"><text:s text:c="2"/>/* Unused parameters */</text:p>
      <text:p text:style-name="Preformatted_20_Text"><text:s text:c="2"/>(void)context;</text:p>
      <text:p text:style-name="Preformatted_20_Text"><text:s text:c="2"/>(void)error;</text:p>
      <text:p text:style-name="Preformatted_20_Text">}</text:p>
      <text:p text:style-name="Text_20_body"/>
      <text:p text:style-name="Text_20_body"/>
      <text:h text:style-name="Heading_20_3" text:outline-level="3">static void xml_end_element (GMarkupParseContext *, const gchar *, gpointer, GError **) </text:h>
      <text:p text:style-name="Text_20_body"/>
      <text:p text:style-name="Text_20_body">Cette fonction ferme un niveau de balise.</text:p>
      <text:p text:style-name="Preformatted_20_Text">static void xml_end_element (GMarkupParseContext *context,</text:p>
      <text:p text:style-name="Preformatted_20_Text"><text:s text:c="29"/>const gchar *element_name, gpointer user_data,</text:p>
      <text:p text:style-name="Preformatted_20_Text"><text:s text:c="29"/>GError **error)</text:p>
      <text:p text:style-name="Preformatted_20_Text">{</text:p>
      <text:p text:style-name="Preformatted_20_Text"><text:s text:c="2"/>GMarkupDomContext *dom_context = user_data;</text:p>
      <text:p text:style-name="Preformatted_20_Text"/>
      <text:p text:style-name="Preformatted_20_Text"><text:s text:c="2"/>g_return_if_fail (dom_context != NULL);</text:p>
      <text:p text:style-name="Preformatted_20_Text"><text:s text:c="2"/>g_return_if_fail (dom_context-&gt;current != NULL);</text:p>
      <text:p text:style-name="Preformatted_20_Text"/>
      <text:p text:style-name="Preformatted_20_Text"><text:s text:c="2"/>/* je rends la main au père */</text:p>
      <text:p text:style-name="Preformatted_20_Text"><text:s text:c="2"/>dom_context-&gt;item=dom_context-&gt;current-&gt;item+1; <text:s text:c="7"/>/* je passe à l'élément suivant du père */</text:p>
      <text:p text:style-name="Preformatted_20_Text"><text:s text:c="2"/>dom_context-&gt;level--; <text:s text:c="33"/>/* le père a un niveau de moins <text:s text:c="8"/>*/</text:p>
      <text:p text:style-name="Preformatted_20_Text"><text:s text:c="2"/>dom_context-&gt;current <text:s text:c="2"/>= dom_context-&gt;current-&gt;parent; /* la node courante se ra celle du père */</text:p>
      <text:p text:style-name="Preformatted_20_Text"/>
      <text:p text:style-name="Preformatted_20_Text"><text:soft-page-break/><text:s text:c="2"/>/* Unused parameters */</text:p>
      <text:p text:style-name="Preformatted_20_Text"><text:s text:c="2"/>(void)context;</text:p>
      <text:p text:style-name="Preformatted_20_Text"><text:s text:c="2"/>(void)element_name;</text:p>
      <text:p text:style-name="Preformatted_20_Text"><text:s text:c="2"/>(void)error;</text:p>
      <text:p text:style-name="Preformatted_20_Text">} </text:p>
      <text:p text:style-name="Text_20_body"/>
      <text:p text:style-name="Text_20_body"/>
      <text:h text:style-name="Heading_20_3" text:outline-level="3">static void xml_text (GMarkupParseContext *, const gchar *, gsize, gpointer, GError **) </text:h>
      <text:p text:style-name="Text_20_body"/>
      <text:p text:style-name="Text_20_body">Cette fonction récupère un texte entre deux autres éléments.</text:p>
      <text:p text:style-name="Preformatted_20_Text">static void xml_text (GMarkupParseContext *context, const gchar *text,</text:p>
      <text:p text:style-name="Preformatted_20_Text"><text:s text:c="22"/>gsize text_len, gpointer user_data, GError **error)</text:p>
      <text:p text:style-name="Preformatted_20_Text">{</text:p>
      <text:p text:style-name="Preformatted_20_Text"><text:s text:c="2"/>GMarkupDomContext *dom_context = user_data;</text:p>
      <text:p text:style-name="Preformatted_20_Text"/>
      <text:p text:style-name="Preformatted_20_Text"><text:s text:c="2"/>g_return_if_fail (dom_context != NULL);</text:p>
      <text:p text:style-name="Preformatted_20_Text"><text:s text:c="2"/>g_return_if_fail (dom_context-&gt;current != NULL);</text:p>
      <text:p text:style-name="Preformatted_20_Text"/>
      <text:p text:style-name="Preformatted_20_Text"><text:s text:c="2"/>if (!str_isspace (text))/* si le texte n'est pas vide (saut de ligne ou espace ou tabulation */</text:p>
      <text:p text:style-name="Preformatted_20_Text"><text:s text:c="2"/>{ <text:s text:c="22"/>/* on rajoute cet élément (voir rajout d'une node : c'est pareil <text:s text:c="4"/>*/</text:p>
      <text:p text:style-name="Preformatted_20_Text"><text:s text:c="4"/>dom_context-&gt;current-&gt;texte++;</text:p>
      <text:p text:style-name="Preformatted_20_Text"><text:s text:c="4"/>dom_context-&gt;current-&gt;content=realloc(dom_context-&gt;current-&gt;content,dom_context-&gt;current-&gt;texte*sizeof(contenu));</text:p>
      <text:p text:style-name="Preformatted_20_Text"><text:s text:c="4"/>dom_context-&gt;current-&gt;content[dom_context-&gt;current-&gt;texte-1].item=dom_context-&gt;item;</text:p>
      <text:p text:style-name="Preformatted_20_Text"><text:s text:c="4"/>dom_context-&gt;item++;</text:p>
      <text:p text:style-name="Preformatted_20_Text"><text:s text:c="4"/>dom_context-&gt;current-&gt;content[dom_context-&gt;current-&gt;texte-1].texte = g_strdup (text);</text:p>
      <text:p text:style-name="Preformatted_20_Text"><text:s text:c="2"/>}</text:p>
      <text:p text:style-name="Preformatted_20_Text"/>
      <text:p text:style-name="Preformatted_20_Text"><text:s text:c="2"/>/* Unused parameters */</text:p>
      <text:p text:style-name="Preformatted_20_Text"><text:s text:c="2"/>(void)context;</text:p>
      <text:p text:style-name="Preformatted_20_Text"><text:s text:c="2"/>(void)text_len;</text:p>
      <text:p text:style-name="Preformatted_20_Text"><text:s text:c="2"/>(void)error;</text:p>
      <text:p text:style-name="Preformatted_20_Text">} </text:p>
      <text:p text:style-name="Text_20_body"/>
      <text:h text:style-name="Heading_20_3" text:outline-level="3">static void xml_com (GMarkupParseContext *, const gchar *, gsize, gpointer, GError **)</text:h>
      <text:p text:style-name="Text_20_body"/>
      <text:p text:style-name="Text_20_body">Cette fonction récupère un commentaire entre deux autres éléments.</text:p>
      <text:p text:style-name="Preformatted_20_Text">static void xml_com (GMarkupParseContext *context, const gchar *text,</text:p>
      <text:p text:style-name="Preformatted_20_Text"><text:s text:c="22"/>gsize text_len, gpointer user_data, GError **error)</text:p>
      <text:p text:style-name="Preformatted_20_Text">{</text:p>
      <text:p text:style-name="Preformatted_20_Text"><text:s text:c="2"/>GMarkupDomContext *dom_context = user_data;</text:p>
      <text:p text:style-name="Preformatted_20_Text"/>
      <text:p text:style-name="Preformatted_20_Text"><text:s text:c="2"/>g_return_if_fail (dom_context != NULL);</text:p>
      <text:p text:style-name="Preformatted_20_Text"><text:s text:c="2"/>g_return_if_fail (dom_context-&gt;current != NULL);</text:p>
      <text:p text:style-name="Preformatted_20_Text"/>
      <text:p text:style-name="Preformatted_20_Text"><text:s text:c="2"/>if (!str_isspace (text)) /* si le texte n'est pas vide (saut de ligne ou espace ou tabulation */</text:p>
      <text:p text:style-name="Preformatted_20_Text"><text:s text:c="2"/>{ <text:s text:c="23"/>/* on rajoute cet élément (voir rajout d'une node : c'est pareil <text:s text:c="4"/>*/</text:p>
      <text:p text:style-name="Preformatted_20_Text"><text:s text:c="4"/>dom_context-&gt;current-&gt;nb_com++;</text:p>
      <text:p text:style-name="Preformatted_20_Text"><text:s text:c="4"/>dom_context-&gt;current-&gt;com=realloc(dom_context-&gt;current-&gt;com,dom_context-&gt;current-&gt;nb_com*sizeof(contenu));</text:p>
      <text:p text:style-name="Preformatted_20_Text"><text:s text:c="4"/>dom_context-&gt;current-&gt;com[dom_context-&gt;current-&gt;nb_com-1].item=dom_context-&gt;item;</text:p>
      <text:p text:style-name="Preformatted_20_Text"><text:s text:c="4"/>dom_context-&gt;item++;</text:p>
      <text:p text:style-name="Preformatted_20_Text"><text:s text:c="4"/>dom_context-&gt;current-&gt;com[dom_context-&gt;current-&gt;nb_com-1].texte = g_strdup (text);</text:p>
      <text:p text:style-name="Preformatted_20_Text"><text:s text:c="2"/>}</text:p>
      <text:p text:style-name="Preformatted_20_Text"/>
      <text:p text:style-name="Preformatted_20_Text"><text:s text:c="2"/>/* Unused parameters */</text:p>
      <text:p text:style-name="Preformatted_20_Text"><text:s text:c="2"/>(void)context;</text:p>
      <text:p text:style-name="Preformatted_20_Text"><text:s text:c="2"/>(void)text_len;</text:p>
      <text:p text:style-name="Preformatted_20_Text"><text:s text:c="2"/>(void)error;</text:p>
      <text:p text:style-name="Preformatted_20_Tex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ucida Sans1" svg:font-family="'Lucida Sans'"/>
    <style:font-face style:name="OpenSymbol" svg:font-family="OpenSymbol"/>
    <style:font-face style:name="Courier New" svg:font-family="'Courier New'" style:font-adornments="Normal" style:font-family-generic="modern" style:font-pitch="fixed"/>
    <style:font-face style:name="DejaVu Sans Condensed1" svg:font-family="'DejaVu Sans Condensed'"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Condensed" svg:font-family="'DejaVu Sans Condensed'" style:font-family-generic="system" style:font-pitch="variable"/>
    <style:font-face style:name="Lucida Sans" svg:font-family="'Lucida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DejaVu Sans Condensed"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Condensed" style:font-size-asian="14pt" style:font-name-complex="Lucida Sans" style:font-size-complex="14pt"/>
    </style:style>
    <style:style style:name="Text_20_body" style:display-name="Text body" style:family="paragraph" style:parent-style-name="Standard" style:class="text" style:master-page-name="">
      <style:paragraph-properties fo:margin-left="0cm" fo:margin-right="0cm" fo:margin-top="0cm" fo:margin-bottom="0cm" fo:text-align="justify" style:justify-single-word="false" fo:text-indent="1cm" style:auto-text-indent="false" style:page-number="auto"/>
      <style:text-properties fo:font-size="10pt" style:font-size-asian="10.5pt"/>
    </style:style>
    <style:style style:name="List" style:family="paragraph" style:parent-style-name="Text_20_body" style:class="list">
      <style:text-properties style:font-size-asian="12pt"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Preformatted_20_Text" style:display-name="Preformatted Text" style:family="paragraph" style:parent-style-name="Standard" style:class="html">
      <style:paragraph-properties fo:margin-top="0cm" fo:margin-bottom="0cm" fo:text-align="start" style:justify-single-word="false" fo:background-color="#e6e6ff">
        <style:background-image/>
      </style:paragraph-properties>
      <style:text-properties style:font-name="Courier New" fo:font-size="9pt" style:font-name-asian="DejaVu Sans Condensed1" style:font-size-asian="10pt" style:font-name-complex="DejaVu Sans Mono"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Illustration" style:family="paragraph" style:parent-style-name="Caption" style:class="extra">
      <style:text-properties fo:font-size="10pt" style:font-weight-asian="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style:font-name-asian="DejaVu Sans Condensed1" style:font-name-complex="DejaVu Sans Mono"/>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11-16T15:29:25</meta:creation-date>
    <meta:editing-duration>PT16H11M11S</meta:editing-duration>
    <meta:editing-cycles>3</meta:editing-cycles>
    <meta:generator>OOo-dev/3.3$Unix OpenOffice.org_project/330m9$Build-9529</meta:generator>
    <dc:date>2010-11-17T10:39:44</dc:date>
    <dc:creator>Bernard SIAUD</dc:creator>
    <meta:document-statistic meta:table-count="0" meta:image-count="0" meta:object-count="2" meta:page-count="7" meta:paragraph-count="364" meta:word-count="2007" meta:character-count="16752"/>
  </office:meta>
</office:document-meta>
</file>

<file path=Object 1/Object 1/content.xml><?xml version="1.0" encoding="utf-8"?>
<math xmlns="http://www.w3.org/1998/Math/MathML">
  <semantics>
    <munder>
      <munder>
        <mtext>                                                                            </mtext>
        <mo stretchy="false">⏟</mo>
      </munder>
      <mtext>trié avec le champ item</mtext>
    </munder>
    <annotation encoding="StarMath 5.0"> "                                                                            " underbrace "trié avec le champ item"</annotation>
  </semantics>
</math>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css3t="http://www.w3.org/TR/css3-text/" office:version="1.2" grddl:transformation="http://docs.oasis-open.org/office/1.2/xslt/odf2rdf.xsl">
  <office:scripts/>
  <office:automatic-styles>
    <style:style style:name="dp1" style:family="drawing-page"/>
    <style:style style:name="gr1" style:family="graphic" style:parent-style-name="standard">
      <style:graphic-properties svg:stroke-color="#c0c0c0" draw:marker-end="Arrow" draw:marker-end-width="0.3cm" draw:textarea-horizontal-align="center" draw:textarea-vertical-align="middle"/>
    </style:style>
    <style:style style:name="gr2" style:family="graphic" style:parent-style-name="standard">
      <style:graphic-properties draw:ole-draw-aspect="1" style:protect="size"/>
    </style:style>
    <style:style style:name="gr3" style:family="graphic" style:parent-style-name="standard">
      <style:graphic-properties draw:textarea-horizontal-align="center" draw:textarea-vertical-align="middle"/>
    </style:style>
    <style:style style:name="gr4" style:family="graphic" style:parent-style-name="standard">
      <style:graphic-properties draw:fill-color="#00ff00" draw:textarea-horizontal-align="center" draw:textarea-vertical-align="middle"/>
    </style:style>
    <style:style style:name="gr5" style:family="graphic" style:parent-style-name="standard">
      <style:graphic-properties draw:textarea-horizontal-align="center" draw:textarea-vertical-align="middle"/>
    </style:style>
    <style:style style:name="gr6" style:family="graphic" style:parent-style-name="standard">
      <style:graphic-properties draw:fill-color="#c0c0c0" draw:textarea-horizontal-align="center" draw:textarea-vertical-align="middle"/>
    </style:style>
    <style:style style:name="gr7" style:family="graphic" style:parent-style-name="standard">
      <style:graphic-properties draw:fill-color="#c0c0c0" draw:textarea-horizontal-align="center" draw:textarea-vertical-align="middle"/>
    </style:style>
    <style:style style:name="gr8" style:family="graphic" style:parent-style-name="standard">
      <style:graphic-properties draw:fill-color="#ffff00" draw:textarea-horizontal-align="center" draw:textarea-vertical-align="middle"/>
    </style:style>
    <style:style style:name="gr9" style:family="graphic" style:parent-style-name="standard">
      <style:graphic-properties draw:marker-start="Symmetric_20_Arrow" draw:marker-start-width="0.2cm" draw:marker-end="Symmetric_20_Arrow" draw:marker-end-width="0.3cm" draw:textarea-horizontal-align="center" draw:textarea-vertical-align="middle"/>
    </style:style>
    <style:style style:name="gr10" style:family="graphic" style:parent-style-name="standard">
      <style:graphic-properties draw:marker-end="Arrow" draw:marker-end-width="0.3cm" draw:textarea-horizontal-align="center" draw:textarea-vertical-align="middle"/>
    </style:style>
    <style:style style:name="P1" style:family="paragraph">
      <style:paragraph-properties fo:text-align="center"/>
    </style:style>
    <style:style style:name="P2" style:family="paragraph">
      <style:paragraph-properties fo:text-align="center"/>
      <style:text-properties fo:font-size="14pt" style:font-size-asian="14pt" style:font-size-complex="14pt"/>
    </style:style>
    <style:style style:name="T1" style:family="text">
      <style:text-properties fo:font-size="14pt" style:font-size-asian="14pt" style:font-size-complex="14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0" draw:style-name="dp1" draw:master-page-name="Standard">
        <draw:connector draw:style-name="gr1" draw:text-style-name="P1" draw:layer="layout" draw:type="line" svg:x1="2.75cm" svg:y1="8.016cm" svg:x2="1.113cm" svg:y2="9.728cm" draw:start-shape="id1" draw:start-glue-point="2" svg:d="m2750 8016-1637 1712">
          <text:p/>
        </draw:connector>
        <draw:connector draw:style-name="gr1" draw:text-style-name="P1" draw:layer="layout" draw:type="line" svg:x1="2.75cm" svg:y1="8.016cm" svg:x2="4.42cm" svg:y2="9.728cm" draw:start-shape="id1" draw:start-glue-point="2" svg:d="m2750 8016 1670 1712">
          <text:p/>
        </draw:connector>
        <draw:connector draw:style-name="gr1" draw:text-style-name="P1" draw:layer="layout" draw:type="line" svg:x1="2.75cm" svg:y1="8.016cm" svg:x2="2.786cm" svg:y2="9.844cm" draw:start-shape="id1" draw:start-glue-point="2" svg:d="m2750 8016 36 1828">
          <text:p/>
        </draw:connector>
        <draw:connector draw:style-name="gr1" draw:text-style-name="P1" draw:layer="layout" draw:type="line" svg:x1="8.83cm" svg:y1="8.016cm" svg:x2="7.193cm" svg:y2="9.728cm" svg:d="m8830 8016-1637 1712">
          <text:p/>
        </draw:connector>
        <draw:connector draw:style-name="gr1" draw:text-style-name="P1" draw:layer="layout" draw:type="line" svg:x1="8.83cm" svg:y1="8.016cm" svg:x2="5.86cm" svg:y2="9.767cm" svg:d="m8830 8016-2970 1751">
          <text:p/>
        </draw:connector>
        <draw:connector draw:style-name="gr1" draw:text-style-name="P1" draw:layer="layout" draw:type="line" svg:x1="8.83cm" svg:y1="8.016cm" svg:x2="8.866cm" svg:y2="9.844cm" svg:d="m8830 8016 36 1828">
          <text:p/>
        </draw:connector>
        <draw:connector draw:style-name="gr1" draw:text-style-name="P1" draw:layer="layout" draw:type="line" svg:x1="10.637cm" svg:y1="8.016cm" svg:x2="14.537cm" svg:y2="9.767cm" svg:d="m10637 8016 3900 1751">
          <text:p/>
        </draw:connector>
        <draw:connector draw:style-name="gr1" draw:text-style-name="P1" draw:layer="layout" draw:type="line" svg:x1="10.637cm" svg:y1="8.016cm" svg:x2="12.307cm" svg:y2="9.728cm" svg:d="m10637 8016 1670 1712">
          <text:p/>
        </draw:connector>
        <draw:connector draw:style-name="gr1" draw:text-style-name="P1" draw:layer="layout" draw:type="line" svg:x1="10.637cm" svg:y1="8.016cm" svg:x2="10.673cm" svg:y2="9.844cm" svg:d="m10637 8016 36 1828">
          <text:p/>
        </draw:connector>
        <draw:frame draw:style-name="gr2" draw:layer="layout" svg:width="15.392cm" svg:height="1.71cm" svg:x="0.108cm" svg:y="7.806cm">
          <draw:object xlink:href="./Object 1" xlink:type="simple" xlink:show="embed" xlink:actuate="onLoad"/>
          <draw:image xlink:href="./ObjectReplacements/Object 1" xlink:type="simple" xlink:show="embed" xlink:actuate="onLoad"/>
        </draw:frame>
        <draw:rect draw:style-name="gr3" draw:text-style-name="P1" draw:layer="layout" svg:width="1.5cm" svg:height="2.5cm" svg:x="4cm" svg:y="1.016cm">
          <text:p/>
        </draw:rect>
        <draw:rect draw:style-name="gr4" draw:text-style-name="P2" xml:id="id9" draw:id="id9" draw:layer="layout" svg:width="4.5cm" svg:height="0.5cm" svg:x="6.5cm" svg:y="2.016cm">
          <text:p text:style-name="P1"><text:span text:style-name="T1">attributs</text:span></text:p>
        </draw:rect>
        <draw:rect draw:style-name="gr5" draw:text-style-name="P1" xml:id="id1" draw:id="id1" draw:layer="layout" svg:width="1.5cm" svg:height="2.5cm" svg:x="2cm" svg:y="5.516cm">
          <text:p text:style-name="P1"><text:span text:style-name="T1">balise</text:span></text:p>
        </draw:rect>
        <draw:rect draw:style-name="gr3" draw:text-style-name="P1" draw:layer="layout" svg:width="1.5cm" svg:height="2.5cm" svg:x="8cm" svg:y="5.516cm">
          <text:p/>
        </draw:rect>
        <draw:rect draw:style-name="gr6" draw:text-style-name="P1" draw:layer="layout" svg:width="1.5cm" svg:height="2.5cm" svg:x="0cm" svg:y="5.516cm">
          <text:p/>
        </draw:rect>
        <draw:rect draw:style-name="gr5" draw:text-style-name="P2" xml:id="id2" draw:id="id2" draw:layer="layout" svg:width="1.5cm" svg:height="2.5cm" svg:x="4cm" svg:y="1.016cm">
          <text:p text:style-name="P1"><text:span text:style-name="T1">balise</text:span></text:p>
        </draw:rect>
        <draw:rect draw:style-name="gr7" draw:text-style-name="P1" xml:id="id4" draw:id="id4" draw:layer="layout" svg:width="1.5cm" svg:height="2.5cm" svg:x="4cm" svg:y="5.516cm">
          <text:p text:style-name="P1"><text:span text:style-name="T1">texte</text:span></text:p>
        </draw:rect>
        <draw:rect draw:style-name="gr8" draw:text-style-name="P1" xml:id="id5" draw:id="id5" draw:layer="layout" svg:width="1.5cm" svg:height="2.5cm" svg:x="6cm" svg:y="5.516cm">
          <text:p text:style-name="P1"><text:span text:style-name="T1">Com-</text:span></text:p>
          <text:p text:style-name="P1"><text:span text:style-name="T1">_men-</text:span></text:p>
          <text:p text:style-name="P1"><text:span text:style-name="T1">_taires</text:span></text:p>
        </draw:rect>
        <draw:rect draw:style-name="gr6" draw:text-style-name="P1" draw:layer="layout" svg:width="1.5cm" svg:height="2.5cm" svg:x="0cm" svg:y="5.516cm">
          <text:p/>
        </draw:rect>
        <draw:rect draw:style-name="gr7" draw:text-style-name="P1" xml:id="id3" draw:id="id3" draw:layer="layout" svg:width="1.5cm" svg:height="2.5cm" svg:x="0cm" svg:y="5.516cm">
          <text:p text:style-name="P1"><text:span text:style-name="T1">texte</text:span></text:p>
        </draw:rect>
        <draw:rect draw:style-name="gr5" draw:text-style-name="P1" xml:id="id7" draw:id="id7" draw:layer="layout" svg:width="1.5cm" svg:height="2.5cm" svg:x="10cm" svg:y="5.516cm">
          <text:p text:style-name="P1"><text:span text:style-name="T1">balise</text:span></text:p>
        </draw:rect>
        <draw:rect draw:style-name="gr5" draw:text-style-name="P1" xml:id="id6" draw:id="id6" draw:layer="layout" svg:width="1.5cm" svg:height="2.5cm" svg:x="8cm" svg:y="5.516cm">
          <text:p text:style-name="P1"><text:span text:style-name="T1">balise</text:span></text:p>
        </draw:rect>
        <draw:rect draw:style-name="gr7" draw:text-style-name="P1" xml:id="id8" draw:id="id8" draw:layer="layout" svg:width="1.5cm" svg:height="2.5cm" svg:x="12cm" svg:y="5.516cm">
          <text:p text:style-name="P1"><text:span text:style-name="T1">texte</text:span></text:p>
        </draw:rect>
        <draw:connector draw:style-name="gr9" draw:text-style-name="P1" draw:layer="layout" draw:type="line" svg:x1="4.75cm" svg:y1="3.516cm" svg:x2="0.75cm" svg:y2="5.516cm" draw:start-shape="id2" draw:end-shape="id3" draw:end-glue-point="0" svg:d="m4750 3516-4000 2000">
          <text:p/>
        </draw:connector>
        <draw:connector draw:style-name="gr9" draw:text-style-name="P1" draw:layer="layout" draw:type="line" svg:x1="4.75cm" svg:y1="3.516cm" svg:x2="2.75cm" svg:y2="5.516cm" draw:start-shape="id2" draw:start-glue-point="2" draw:end-shape="id1" draw:end-glue-point="0" svg:d="m4750 3516-2000 2000">
          <text:p/>
        </draw:connector>
        <draw:connector draw:style-name="gr9" draw:text-style-name="P1" draw:layer="layout" draw:type="line" svg:x1="4.75cm" svg:y1="3.516cm" svg:x2="4.75cm" svg:y2="5.516cm" draw:start-shape="id2" draw:start-glue-point="2" draw:end-shape="id4" draw:end-glue-point="0" svg:d="m4750 3516v2000">
          <text:p/>
        </draw:connector>
        <draw:connector draw:style-name="gr9" draw:text-style-name="P1" draw:layer="layout" draw:type="line" svg:x1="4.75cm" svg:y1="3.516cm" svg:x2="6.75cm" svg:y2="5.516cm" draw:start-shape="id2" draw:start-glue-point="2" draw:end-shape="id5" draw:end-glue-point="0" svg:d="m4750 3516 2000 2000">
          <text:p/>
        </draw:connector>
        <draw:connector draw:style-name="gr9" draw:text-style-name="P1" draw:layer="layout" draw:type="line" svg:x1="4.75cm" svg:y1="3.516cm" svg:x2="8.75cm" svg:y2="5.516cm" draw:start-shape="id2" draw:start-glue-point="2" draw:end-shape="id6" draw:end-glue-point="0" svg:d="m4750 3516 4000 2000">
          <text:p/>
        </draw:connector>
        <draw:connector draw:style-name="gr9" draw:text-style-name="P1" draw:layer="layout" draw:type="line" svg:x1="4.75cm" svg:y1="3.516cm" svg:x2="10.75cm" svg:y2="5.516cm" draw:start-shape="id2" draw:start-glue-point="2" draw:end-shape="id7" draw:end-glue-point="0" svg:d="m4750 3516 6000 2000">
          <text:p/>
        </draw:connector>
        <draw:connector draw:style-name="gr9" draw:text-style-name="P1" draw:layer="layout" draw:type="line" svg:x1="4.75cm" svg:y1="3.516cm" svg:x2="12.75cm" svg:y2="5.516cm" draw:start-shape="id2" draw:end-shape="id8" draw:end-glue-point="0" svg:d="m4750 3516 8000 2000">
          <text:p/>
        </draw:connector>
        <draw:connector draw:style-name="gr10" draw:text-style-name="P1" draw:layer="layout" draw:type="line" svg:x1="5.5cm" svg:y1="2.266cm" svg:x2="6.5cm" svg:y2="2.266cm" draw:start-shape="id2" draw:start-glue-point="1" draw:end-shape="id9" draw:end-glue-point="3" svg:d="m5500 2266h1000">
          <text:p/>
        </draw:connector>
        <draw:rect draw:style-name="gr8" draw:text-style-name="P1" xml:id="id10" draw:id="id10" draw:layer="layout" svg:width="1.5cm" svg:height="2.5cm" svg:x="14cm" svg:y="5.516cm">
          <text:p text:style-name="P1"><text:span text:style-name="T1">Com-</text:span></text:p>
          <text:p text:style-name="P1"><text:span text:style-name="T1">_men-</text:span></text:p>
          <text:p text:style-name="P1"><text:span text:style-name="T1">_taires</text:span></text:p>
        </draw:rect>
        <draw:connector draw:style-name="gr9" draw:text-style-name="P1" draw:layer="layout" draw:type="line" svg:x1="4.75cm" svg:y1="3.516cm" svg:x2="14.75cm" svg:y2="5.516cm" draw:end-shape="id10" draw:end-glue-point="0" svg:d="m4750 3516 10000 2000">
          <text:p/>
        </draw:connector>
        <draw:connector draw:style-name="gr1" draw:text-style-name="P1" draw:layer="layout" draw:type="line" svg:x1="4.692cm" svg:y1="0cm" svg:x2="4.75cm" svg:y2="1.016cm" draw:end-shape="id2" draw:end-glue-point="0" svg:d="m4692 0 58 1016">
          <text:p/>
        </draw:connector>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grddl:transformation="http://docs.oasis-open.org/office/1.2/xslt/odf2rdf.xsl">
  <office:styles>
    <draw:marker draw:name="Arrow" svg:viewBox="0 0 20 30" svg:d="m10 0-10 30h20z"/>
    <draw:marker draw:name="Symmetric_20_Arrow" draw:display-name="Symmetric Arrow" svg:viewBox="0 0 1131 902" svg:d="m564 0-564 902h1131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r" fo:country="FR" style:font-family-asian="'DejaVu Sans Condensed'" style:font-family-generic-asian="system" style:font-pitch-asian="variable" style:font-size-asian="24pt" style:language-asian="zh" style:country-asian="CN" style:font-family-complex="'DejaVu Sans Condensed'"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Condensed'"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css3t="http://www.w3.org/TR/css3-text/" office:version="1.2" grddl:transformation="http://docs.oasis-open.org/office/1.2/xslt/odf2rdf.xsl">
  <office:scripts/>
  <office:automatic-styles>
    <style:style style:name="dp1" style:family="drawing-page"/>
    <style:style style:name="gr1" style:family="graphic" style:parent-style-name="standard">
      <style:graphic-properties draw:textarea-horizontal-align="center" draw:textarea-vertical-align="middle"/>
    </style:style>
    <style:style style:name="gr2" style:family="graphic" style:parent-style-name="standard">
      <style:graphic-properties draw:fill="solid" draw:fill-color="#ffff00" draw:textarea-horizontal-align="center" draw:textarea-vertical-align="middle"/>
    </style:style>
    <style:style style:name="gr3" style:family="graphic" style:parent-style-name="standard">
      <style:graphic-properties draw:fill="solid" draw:fill-color="#00ff00" draw:textarea-horizontal-align="center" draw:textarea-vertical-align="middle"/>
    </style:style>
    <style:style style:name="gr4" style:family="graphic" style:parent-style-name="standard">
      <style:graphic-properties draw:marker-end="Arrow" draw:marker-end-width="0.3cm" draw:textarea-horizontal-align="center" draw:textarea-vertical-align="middle"/>
    </style:style>
    <style:style style:name="gr5" style:family="graphic" style:parent-style-name="standard">
      <style:graphic-properties draw:fill="solid" draw:fill-color="#ffcc99" draw:textarea-horizontal-align="center" draw:textarea-vertical-align="middle"/>
    </style:style>
    <style:style style:name="P1" style:family="paragraph">
      <style:paragraph-properties fo:text-align="center"/>
    </style:style>
    <style:style style:name="P2" style:family="paragraph">
      <style:paragraph-properties fo:text-align="center"/>
      <style:text-properties fo:font-size="14pt" style:font-size-asian="14pt" style:font-size-complex="14pt"/>
    </style:style>
    <style:style style:name="P3" style:family="paragraph">
      <style:paragraph-properties fo:line-height="200%" fo:text-align="center">
        <style:tab-stops/>
      </style:paragraph-properties>
    </style:style>
    <style:style style:name="P4" style:family="paragraph">
      <style:paragraph-properties fo:line-height="200%" fo:text-align="center">
        <style:tab-stops/>
      </style:paragraph-properties>
      <style:text-properties fo:font-size="14pt" style:font-size-asian="14pt" style:font-size-complex="14pt"/>
    </style:style>
    <style:style style:name="T1" style:family="text">
      <style:text-properties fo:font-size="14pt" style:font-size-asian="14pt" style:font-size-complex="14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0" draw:style-name="dp1" draw:master-page-name="Standard">
        <draw:rect draw:style-name="gr1" draw:text-style-name="P1" draw:layer="layout" svg:width="10.5cm" svg:height="3.5cm" svg:x="0cm" svg:y="0cm">
          <text:p/>
        </draw:rect>
        <draw:rect draw:style-name="gr2" draw:text-style-name="P2" draw:layer="layout" svg:width="1.5cm" svg:height="0.5cm" svg:x="0.5cm" svg:y="0.5cm">
          <text:p text:style-name="P1"><text:span text:style-name="T1">nom</text:span></text:p>
        </draw:rect>
        <draw:rect draw:style-name="gr2" draw:text-style-name="P2" draw:layer="layout" svg:width="3cm" svg:height="0.5cm" svg:x="2.5cm" svg:y="0.5cm">
          <text:p text:style-name="P1"><text:span text:style-name="T1">Item (place)</text:span></text:p>
        </draw:rect>
        <draw:rect draw:style-name="gr2" draw:text-style-name="P2" draw:layer="layout" svg:width="1.5cm" svg:height="0.5cm" svg:x="6cm" svg:y="0.5cm">
          <text:p text:style-name="P1"><text:span text:style-name="T1">Level</text:span></text:p>
        </draw:rect>
        <draw:rect draw:style-name="gr2" draw:text-style-name="P2" xml:id="id1" draw:id="id1" draw:layer="layout" svg:width="2cm" svg:height="0.5cm" svg:x="3cm" svg:y="1.5cm">
          <text:p text:style-name="P1"><text:span text:style-name="T1">texte</text:span></text:p>
        </draw:rect>
        <draw:rect draw:style-name="gr2" draw:text-style-name="P2" xml:id="id3" draw:id="id3" draw:layer="layout" svg:width="2cm" svg:height="0.5cm" svg:x="5.5cm" svg:y="1.5cm">
          <text:p text:style-name="P1"><text:span text:style-name="T1">nb_com</text:span></text:p>
        </draw:rect>
        <draw:rect draw:style-name="gr2" draw:text-style-name="P2" xml:id="id5" draw:id="id5" draw:layer="layout" svg:width="2cm" svg:height="0.5cm" svg:x="8cm" svg:y="1.5cm">
          <text:p text:style-name="P1"><text:span text:style-name="T1">fils</text:span></text:p>
        </draw:rect>
        <draw:rect draw:style-name="gr2" draw:text-style-name="P2" draw:layer="layout" svg:width="2cm" svg:height="0.5cm" svg:x="8cm" svg:y="0.5cm">
          <text:p text:style-name="P1"><text:span text:style-name="T1">parent</text:span></text:p>
        </draw:rect>
        <draw:rect draw:style-name="gr3" draw:text-style-name="P4" xml:id="id7" draw:id="id7" draw:layer="layout" svg:width="2cm" svg:height="6.5cm" svg:x="3cm" svg:y="4cm">
          <text:p text:style-name="P3"><text:span text:style-name="T1">Tableau</text:span><text:span text:style-name="T1"><text:line-break/></text:span><text:span text:style-name="T1">de</text:span><text:span text:style-name="T1"><text:line-break/></text:span><text:span text:style-name="T1">textes</text:span></text:p>
        </draw:rect>
        <draw:rect draw:style-name="gr3" draw:text-style-name="P4" xml:id="id8" draw:id="id8" draw:layer="layout" svg:width="2cm" svg:height="6.5cm" svg:x="5.5cm" svg:y="4cm">
          <text:p text:style-name="P3"><text:span text:style-name="T1">Tableau</text:span><text:span text:style-name="T1"><text:line-break/></text:span><text:span text:style-name="T1">de</text:span><text:span text:style-name="T1"><text:line-break/></text:span><text:span text:style-name="T1">com-</text:span></text:p>
          <text:p text:style-name="P3"><text:span text:style-name="T1">_mentai-</text:span></text:p>
          <text:p text:style-name="P3"><text:span text:style-name="T1">_res</text:span></text:p>
        </draw:rect>
        <draw:rect draw:style-name="gr3" draw:text-style-name="P4" xml:id="id9" draw:id="id9" draw:layer="layout" svg:width="2cm" svg:height="6.5cm" svg:x="8cm" svg:y="4cm">
          <text:p text:style-name="P3"><text:span text:style-name="T1">Tableau</text:span><text:span text:style-name="T1"><text:line-break/></text:span><text:span text:style-name="T1">de</text:span><text:span text:style-name="T1"><text:line-break/></text:span><text:span text:style-name="T1">nodes</text:span><text:span text:style-name="T1"><text:line-break/></text:span><text:span text:style-name="T1">filles</text:span></text:p>
        </draw:rect>
        <draw:connector draw:style-name="gr4" draw:text-style-name="P1" draw:layer="layout" draw:type="lines" svg:x1="4cm" svg:y1="2cm" svg:x2="4cm" svg:y2="2.5cm" draw:start-shape="id1" draw:start-glue-point="2" draw:end-shape="id2" draw:end-glue-point="0" svg:d="m4000 2000v501-502 501">
          <text:p/>
        </draw:connector>
        <draw:connector draw:style-name="gr4" draw:text-style-name="P1" draw:layer="layout" draw:type="lines" svg:x1="6.5cm" svg:y1="2cm" svg:x2="6.5cm" svg:y2="2.5cm" draw:start-shape="id3" draw:start-glue-point="2" draw:end-shape="id4" draw:end-glue-point="0" svg:d="m6500 2000v519-520 501">
          <text:p/>
        </draw:connector>
        <draw:connector draw:style-name="gr4" draw:text-style-name="P1" draw:layer="layout" draw:type="lines" svg:x1="9cm" svg:y1="2cm" svg:x2="9cm" svg:y2="2.5cm" draw:start-shape="id5" draw:start-glue-point="2" draw:end-shape="id6" draw:end-glue-point="0" svg:d="m9000 2000v501-502 501">
          <text:p/>
        </draw:connector>
        <draw:rect draw:style-name="gr5" draw:text-style-name="P2" xml:id="id2" draw:id="id2" draw:layer="layout" svg:width="2cm" svg:height="0.5cm" svg:x="3cm" svg:y="2.5cm">
          <text:p text:style-name="P1"><text:span text:style-name="T1">content</text:span></text:p>
        </draw:rect>
        <draw:rect draw:style-name="gr5" draw:text-style-name="P2" xml:id="id4" draw:id="id4" draw:layer="layout" svg:width="2cm" svg:height="0.5cm" svg:x="5.5cm" svg:y="2.5cm">
          <text:p text:style-name="P1"><text:span text:style-name="T1">com</text:span></text:p>
        </draw:rect>
        <draw:rect draw:style-name="gr5" draw:text-style-name="P2" xml:id="id6" draw:id="id6" draw:layer="layout" svg:width="2cm" svg:height="0.5cm" svg:x="8cm" svg:y="2.5cm">
          <text:p text:style-name="P1"><text:span text:style-name="T1">child</text:span></text:p>
        </draw:rect>
        <draw:connector draw:style-name="gr4" draw:text-style-name="P1" draw:layer="layout" draw:type="lines" svg:x1="4cm" svg:y1="3cm" svg:x2="4cm" svg:y2="4cm" draw:start-shape="id2" draw:start-glue-point="2" draw:end-shape="id7" draw:end-glue-point="0" svg:d="m4000 3000v501-2 501">
          <text:p/>
        </draw:connector>
        <draw:connector draw:style-name="gr4" draw:text-style-name="P1" draw:layer="layout" draw:type="lines" svg:x1="6.5cm" svg:y1="3cm" svg:x2="6.5cm" svg:y2="4cm" draw:start-shape="id4" draw:start-glue-point="2" draw:end-shape="id8" draw:end-glue-point="0" svg:d="m6500 3000v501-2 501">
          <text:p/>
        </draw:connector>
        <draw:connector draw:style-name="gr4" draw:text-style-name="P1" draw:layer="layout" draw:type="lines" svg:x1="9cm" svg:y1="3cm" svg:x2="9cm" svg:y2="4cm" draw:start-shape="id6" draw:start-glue-point="2" draw:end-shape="id9" draw:end-glue-point="0" svg:d="m9000 3000v501-2 501">
          <text:p/>
        </draw:connector>
        <draw:rect draw:style-name="gr2" draw:text-style-name="P2" xml:id="id10" draw:id="id10" draw:layer="layout" svg:width="2cm" svg:height="0.5cm" svg:x="0.5cm" svg:y="1.5cm">
          <text:p text:style-name="P1"><text:span text:style-name="T1">nb_att</text:span></text:p>
        </draw:rect>
        <draw:rect draw:style-name="gr3" draw:text-style-name="P4" xml:id="id12" draw:id="id12" draw:layer="layout" svg:width="2cm" svg:height="6.5cm" svg:x="0.5cm" svg:y="4cm">
          <text:p text:style-name="P3"><text:span text:style-name="T1">Tableau</text:span><text:span text:style-name="T1"><text:line-break/></text:span><text:span text:style-name="T1">d'</text:span><text:span text:style-name="T1"><text:line-break/></text:span><text:span text:style-name="T1">attributs</text:span></text:p>
        </draw:rect>
        <draw:connector draw:style-name="gr4" draw:text-style-name="P1" draw:layer="layout" draw:type="lines" svg:x1="1.5cm" svg:y1="2cm" svg:x2="1.5cm" svg:y2="2.5cm" draw:start-shape="id10" draw:start-glue-point="2" draw:end-shape="id11" draw:end-glue-point="0" svg:d="m1500 2000v519-520 501">
          <text:p/>
        </draw:connector>
        <draw:rect draw:style-name="gr5" draw:text-style-name="P2" xml:id="id11" draw:id="id11" draw:layer="layout" svg:width="2cm" svg:height="0.5cm" svg:x="0.5cm" svg:y="2.5cm">
          <text:p text:style-name="P1"><text:span text:style-name="T1">attributs</text:span></text:p>
        </draw:rect>
        <draw:connector draw:style-name="gr4" draw:text-style-name="P1" draw:layer="layout" draw:type="lines" svg:x1="1.5cm" svg:y1="3cm" svg:x2="1.5cm" svg:y2="4cm" draw:start-shape="id11" draw:start-glue-point="2" draw:end-shape="id12" draw:end-glue-point="0" svg:d="m1500 3000v501-2 501">
          <text:p/>
        </draw:connector>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r" fo:country="FR" style:font-family-asian="'DejaVu Sans Condensed'" style:font-family-generic-asian="system" style:font-pitch-asian="variable" style:font-size-asian="24pt" style:language-asian="zh" style:country-asian="CN" style:font-family-complex="'DejaVu Sans Condensed'"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Condensed'"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0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